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61in"/>
    </style:style>
    <style:style style:name="co2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0_20_daily">
      <style:table-properties table:display="true" style:writing-mode="lr-tb"/>
    </style:style>
    <style:style style:name="ce1" style:family="table-cell" style:parent-style-name="Default" style:data-style-name="N145">
      <style:table-cell-properties style:rotation-align="none"/>
    </style:style>
    <style:style style:name="ce2" style:family="table-cell" style:parent-style-name="Default" style:data-style-name="N144">
      <style:table-cell-properties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 daily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stocks_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number-columns-repeated="3" office:value-type="string" calcext:value-type="string">
            <text:p>Excel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5" calcext:value-type="date">
            <text:p>2021-04-15T00:00:00</text:p>
          </table:table-cell>
          <table:table-cell office:value-type="float" office:value="13.358188" calcext:value-type="float">
            <text:p>13.358188</text:p>
          </table:table-cell>
          <table:table-cell office:value-type="float" office:value="-0.53181195" calcext:value-type="float">
            <text:p>-0.53181195</text:p>
          </table:table-cell>
          <table:table-cell office:value-type="float" office:value="6.6452713" calcext:value-type="float">
            <text:p>6.64527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6" calcext:value-type="date">
            <text:p>2021-04-16T00:00:00</text:p>
          </table:table-cell>
          <table:table-cell office:value-type="float" office:value="15.658188" calcext:value-type="float">
            <text:p>15.658188</text:p>
          </table:table-cell>
          <table:table-cell office:value-type="float" office:value="0.738188" calcext:value-type="float">
            <text:p>0.738188</text:p>
          </table:table-cell>
          <table:table-cell office:value-type="float" office:value="9.309438" calcext:value-type="float">
            <text:p>9.30943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7" calcext:value-type="date">
            <text:p>2021-04-17T00:00:00</text:p>
          </table:table-cell>
          <table:table-cell office:value-type="float" office:value="18.918188" calcext:value-type="float">
            <text:p>18.918188</text:p>
          </table:table-cell>
          <table:table-cell office:value-type="float" office:value="2.1681879" calcext:value-type="float">
            <text:p>2.1681879</text:p>
          </table:table-cell>
          <table:table-cell office:value-type="float" office:value="11.637353" calcext:value-type="float">
            <text:p>11.6373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8" calcext:value-type="date">
            <text:p>2021-04-18T00:00:00</text:p>
          </table:table-cell>
          <table:table-cell office:value-type="float" office:value="8.478188" calcext:value-type="float">
            <text:p>8.478188</text:p>
          </table:table-cell>
          <table:table-cell office:value-type="float" office:value="-0.21181196" calcext:value-type="float">
            <text:p>-0.21181196</text:p>
          </table:table-cell>
          <table:table-cell office:value-type="float" office:value="2.8898554" calcext:value-type="float">
            <text:p>2.88985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9" calcext:value-type="date">
            <text:p>2021-04-19T00:00:00</text:p>
          </table:table-cell>
          <table:table-cell office:value-type="float" office:value="4.568188" calcext:value-type="float">
            <text:p>4.568188</text:p>
          </table:table-cell>
          <table:table-cell office:value-type="float" office:value="-2.361812" calcext:value-type="float">
            <text:p>-2.361812</text:p>
          </table:table-cell>
          <table:table-cell office:value-type="float" office:value="1.106938" calcext:value-type="float">
            <text:p>1.10693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0" calcext:value-type="date">
            <text:p>2021-04-20T00:00:00</text:p>
          </table:table-cell>
          <table:table-cell office:value-type="float" office:value="8.828188" calcext:value-type="float">
            <text:p>8.828188</text:p>
          </table:table-cell>
          <table:table-cell office:value-type="float" office:value="-4.911812" calcext:value-type="float">
            <text:p>-4.911812</text:p>
          </table:table-cell>
          <table:table-cell office:value-type="float" office:value="2.2990215" calcext:value-type="float">
            <text:p>2.29902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1" calcext:value-type="date">
            <text:p>2021-04-21T00:00:00</text:p>
          </table:table-cell>
          <table:table-cell office:value-type="float" office:value="16.268188" calcext:value-type="float">
            <text:p>16.268188</text:p>
          </table:table-cell>
          <table:table-cell office:value-type="float" office:value="-2.471812" calcext:value-type="float">
            <text:p>-2.471812</text:p>
          </table:table-cell>
          <table:table-cell office:value-type="float" office:value="7.6073546" calcext:value-type="float">
            <text:p>7.60735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2" calcext:value-type="date">
            <text:p>2021-04-22T00:00:00</text:p>
          </table:table-cell>
          <table:table-cell office:value-type="float" office:value="10.148188" calcext:value-type="float">
            <text:p>10.148188</text:p>
          </table:table-cell>
          <table:table-cell office:value-type="float" office:value="-5.1518116" calcext:value-type="float">
            <text:p>-5.1518116</text:p>
          </table:table-cell>
          <table:table-cell office:value-type="float" office:value="-1.0022286" calcext:value-type="float">
            <text:p>-1.00222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3" calcext:value-type="date">
            <text:p>2021-04-23T00:00:00</text:p>
          </table:table-cell>
          <table:table-cell office:value-type="float" office:value="5.7581882" calcext:value-type="float">
            <text:p>5.7581882</text:p>
          </table:table-cell>
          <table:table-cell office:value-type="float" office:value="-6.231812" calcext:value-type="float">
            <text:p>-6.231812</text:p>
          </table:table-cell>
          <table:table-cell office:value-type="float" office:value="0.08027127" calcext:value-type="float">
            <text:p>0.0802712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4" calcext:value-type="date">
            <text:p>2021-04-24T00:00:00</text:p>
          </table:table-cell>
          <table:table-cell office:value-type="float" office:value="7.798188" calcext:value-type="float">
            <text:p>7.798188</text:p>
          </table:table-cell>
          <table:table-cell office:value-type="float" office:value="-3.011812" calcext:value-type="float">
            <text:p>-3.011812</text:p>
          </table:table-cell>
          <table:table-cell office:value-type="float" office:value="2.621105" calcext:value-type="float">
            <text:p>2.6211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5" calcext:value-type="date">
            <text:p>2021-04-25T00:00:00</text:p>
          </table:table-cell>
          <table:table-cell office:value-type="float" office:value="9.418188" calcext:value-type="float">
            <text:p>9.418188</text:p>
          </table:table-cell>
          <table:table-cell office:value-type="float" office:value="-1.7418119" calcext:value-type="float">
            <text:p>-1.7418119</text:p>
          </table:table-cell>
          <table:table-cell office:value-type="float" office:value="4.316938" calcext:value-type="float">
            <text:p>4.31693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 calcext:value-type="date">
            <text:p>2021-04-26T00:00:00</text:p>
          </table:table-cell>
          <table:table-cell office:value-type="float" office:value="13.978188" calcext:value-type="float">
            <text:p>13.978188</text:p>
          </table:table-cell>
          <table:table-cell office:value-type="float" office:value="-2.361812" calcext:value-type="float">
            <text:p>-2.361812</text:p>
          </table:table-cell>
          <table:table-cell office:value-type="float" office:value="6.7194386" calcext:value-type="float">
            <text:p>6.71943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7" calcext:value-type="date">
            <text:p>2021-04-27T00:00:00</text:p>
          </table:table-cell>
          <table:table-cell office:value-type="float" office:value="16.598188" calcext:value-type="float">
            <text:p>16.598188</text:p>
          </table:table-cell>
          <table:table-cell office:value-type="float" office:value="-1.401812" calcext:value-type="float">
            <text:p>-1.401812</text:p>
          </table:table-cell>
          <table:table-cell office:value-type="float" office:value="8.734021" calcext:value-type="float">
            <text:p>8.7340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8" calcext:value-type="date">
            <text:p>2021-04-28T00:00:00</text:p>
          </table:table-cell>
          <table:table-cell office:value-type="float" office:value="16.018188" calcext:value-type="float">
            <text:p>16.018188</text:p>
          </table:table-cell>
          <table:table-cell office:value-type="float" office:value="0.11818805" calcext:value-type="float">
            <text:p>0.11818805</text:p>
          </table:table-cell>
          <table:table-cell office:value-type="float" office:value="7.936521" calcext:value-type="float">
            <text:p>7.9365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9" calcext:value-type="date">
            <text:p>2021-04-29T00:00:00</text:p>
          </table:table-cell>
          <table:table-cell office:value-type="float" office:value="17.848188" calcext:value-type="float">
            <text:p>17.848188</text:p>
          </table:table-cell>
          <table:table-cell office:value-type="float" office:value="5.9081883" calcext:value-type="float">
            <text:p>5.9081883</text:p>
          </table:table-cell>
          <table:table-cell office:value-type="float" office:value="11.816522" calcext:value-type="float">
            <text:p>11.816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3" office:value-type="float" office:value="763.02893" calcext:value-type="float">
            <text:p>763.02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</text:p>
          </table:table-cell>
          <table:table-cell table:number-columns-repeated="3" office:value-type="float" office:value="51.33319" calcext:value-type="float">
            <text:p>51.33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3" office:value-type="string" calcext:value-type="string">
            <text:p>2 m elevation corr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</text:p>
          </table:table-cell>
          <table:table-cell table:number-columns-repeated="3" office:value-type="float" office:value="-110.625" calcext:value-type="float">
            <text:p>-110.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3" office:value-type="string" calcext:value-type="string">
            <text:p>dai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3" office:value-type="string" calcext:value-type="string">
            <text:p>Excel Temperature [2 m elevation corrected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</text:p>
          </table:table-cell>
          <table:table-cell table:number-columns-repeated="3" office:value-type="string" calcext:value-type="string">
            <text:p>°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ble</text:p>
          </table:table-cell>
          <table:table-cell table:number-columns-repeated="3" office:value-type="string" calcext:value-type="string">
            <text:p>Temperature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 daily'.A2:'0 daily'.D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_20_daily" style:display-name="PageStyle_0 dai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9T23:54:47.452136318</dc:date>
    <meta:editing-duration>PT5M28S</meta:editing-duration>
    <meta:editing-cycles>1</meta:editing-cycles>
    <meta:document-statistic meta:table-count="1" meta:cell-count="101" meta:object-count="0"/>
    <meta:generator>LibreOffice/6.4.7.2$Linux_X86_64 LibreOffice_project/40$Build-2</meta:generator>
  </office:meta>
</office:document-meta>
</file>